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54.73mm"/>
    </style:style>
    <style:style style:name="co4" style:family="table-column">
      <style:table-column-properties fo:break-before="auto" style:column-width="59.35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fe7f5"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2eaf1"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d2eaf1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9pt" style:font-size-complex="9pt"/>
    </style:style>
    <style:style style:name="T2" style:family="text">
      <style:text-properties style:font-size-asian="9pt" style:font-size-complex="9pt" style:font-name="Liberation serif;Times New Roman" fo:country="ES" style:country-asian="US" style:font-name-asian="Times New Roman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5.95mm" svg:height="106.65mm" svg:x="231.06mm" svg:y="7.18mm">
            <loext:p draw:notify-on-update-of-ranges="Hoja1.A5:Hoja1.A5 Hoja1.A5:Hoja1.A17 Hoja1.B4:Hoja1.B4 Hoja1.B5:Hoja1.B17 Hoja1.A5:Hoja1.A17 Hoja1.C4:Hoja1.C4 Hoja1.C5:Hoja1.C17 Hoja1.A5:Hoja1.A17 Hoja1.D4:Hoja1.D4 Hoja1.D5:Hoja1.D17 Hoja1.A5:Hoja1.A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0.07mm" svg:height="107.18mm" svg:x="229.13mm" svg:y="122.88mm">
            <loext:p draw:notify-on-update-of-ranges="Hoja1.A6:Hoja1.A17 Hoja1.A25:Hoja1.A37 Hoja1.B24:Hoja1.B24 Hoja1.B25:Hoja1.B37 Hoja1.A25:Hoja1.A37 Hoja1.C24:Hoja1.C24 Hoja1.C25:Hoja1.C37 Hoja1.A25:Hoja1.A37 Hoja1.D24:Hoja1.D24 Hoja1.D25:Hoja1.D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PC LOCAL</text:p>
          </table:table-cell>
          <table:covered-table-cell table:style-name="Default"/>
          <table:table-cell table:style-name="Default"/>
          <table:table-cell/>
        </table:table-row>
        <table:table-row table:style-name="ro2">
          <table:table-cell table:style-name="Default"/>
          <table:table-cell table:style-name="ce6" office:value-type="string" calcext:value-type="string" table:number-columns-spanned="2" table:number-rows-spanned="1">
            <text:p><text:span text:style-name="T1"> (</text:span><text:span text:style-name="T2">AMD A8-5600K APU with Radeon(tm) HD Graphics</text:span><text:span text:style-name="T1">)</text:span></text:p>
          </table:table-cell>
          <table:covered-table-cell table:style-name="ce10"/>
          <table:table-cell table:style-name="Default"/>
          <table:table-cell/>
        </table:table-row>
        <table:table-row table:style-name="ro2">
          <table:table-cell table:style-name="Default" table:number-columns-repeated="4"/>
          <table:table-cell/>
        </table:table-row>
        <table:table-row table:style-name="ro3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T, secuencial vect, Globales</text:p>
            <text:p>1 thread/core</text:p>
          </table:table-cell>
          <table:table-cell table:style-name="ce1" office:value-type="string" calcext:value-type="string">
            <text:p><text:span text:style-name="T3">T, paralelo (versión for)</text:span></text:p>
            <text:p><text:span text:style-name="T3">2 threads/cores</text:span></text:p>
          </table:table-cell>
          <table:table-cell table:style-name="ce1" office:value-type="string" calcext:value-type="string">
            <text:p><text:span text:style-name="T3">T, paralelo (versión sections)</text:span></text:p>
            <text:p><text:span text:style-name="T3">2 threads/cores</text:span></text:p>
          </table:table-cell>
          <table:table-cell/>
        </table:table-row>
        <table:table-row table:style-name="ro2">
          <table:table-cell table:style-name="ce2" office:value-type="float" office:value="16384" calcext:value-type="float">
            <text:p>16384</text:p>
          </table:table-cell>
          <table:table-cell office:value-type="float" office:value="0.000798579" calcext:value-type="float">
            <text:p>0,000798579</text:p>
          </table:table-cell>
          <table:table-cell office:value-type="float" office:value="0.001379727" calcext:value-type="float">
            <text:p>0,001379727</text:p>
          </table:table-cell>
          <table:table-cell office:value-type="float" office:value="0.002976734" calcext:value-type="float">
            <text:p>0,002976734</text:p>
          </table:table-cell>
          <table:table-cell/>
        </table:table-row>
        <table:table-row table:style-name="ro2">
          <table:table-cell table:formula="of:=[.A5]*2" office:value-type="float" office:value="32768" calcext:value-type="float">
            <text:p>32768</text:p>
          </table:table-cell>
          <table:table-cell table:style-name="ce3" office:value-type="float" office:value="0.001189539" calcext:value-type="float">
            <text:p>0,001189539</text:p>
          </table:table-cell>
          <table:table-cell table:style-name="ce12" office:value-type="float" office:value="0.00193291" calcext:value-type="float">
            <text:p>0,00193291</text:p>
          </table:table-cell>
          <table:table-cell table:style-name="ce12" office:value-type="float" office:value="0.00298422" calcext:value-type="float">
            <text:p>0,00298422</text:p>
          </table:table-cell>
          <table:table-cell/>
        </table:table-row>
        <table:table-row table:style-name="ro2">
          <table:table-cell table:style-name="ce4" table:formula="of:=[.A6]*2" office:value-type="float" office:value="65536" calcext:value-type="float">
            <text:p>65536</text:p>
          </table:table-cell>
          <table:table-cell office:value-type="float" office:value="0.001651769" calcext:value-type="float">
            <text:p>0,001651769</text:p>
          </table:table-cell>
          <table:table-cell office:value-type="float" office:value="0.002790903" calcext:value-type="float">
            <text:p>0,002790903</text:p>
          </table:table-cell>
          <table:table-cell office:value-type="float" office:value="0.005099633" calcext:value-type="float">
            <text:p>0,005099633</text:p>
          </table:table-cell>
          <table:table-cell/>
        </table:table-row>
        <table:table-row table:style-name="ro2">
          <table:table-cell table:formula="of:=[.A7]*2" office:value-type="float" office:value="131072" calcext:value-type="float">
            <text:p>131072</text:p>
          </table:table-cell>
          <table:table-cell table:style-name="ce8" office:value-type="float" office:value="0.004328575" calcext:value-type="float">
            <text:p>0,004328575</text:p>
          </table:table-cell>
          <table:table-cell table:style-name="ce12" office:value-type="float" office:value="0.002120306" calcext:value-type="float">
            <text:p>0,002120306</text:p>
          </table:table-cell>
          <table:table-cell table:style-name="ce12" office:value-type="float" office:value="0.003717702" calcext:value-type="float">
            <text:p>0,003717702</text:p>
          </table:table-cell>
          <table:table-cell/>
        </table:table-row>
        <table:table-row table:style-name="ro2">
          <table:table-cell table:style-name="ce4" table:formula="of:=[.A8]*2" office:value-type="float" office:value="262144" calcext:value-type="float">
            <text:p>262144</text:p>
          </table:table-cell>
          <table:table-cell office:value-type="float" office:value="0.009787753" calcext:value-type="float">
            <text:p>0,009787753</text:p>
          </table:table-cell>
          <table:table-cell office:value-type="float" office:value="0.003440307" calcext:value-type="float">
            <text:p>0,003440307</text:p>
          </table:table-cell>
          <table:table-cell office:value-type="float" office:value="0.004656051" calcext:value-type="float">
            <text:p>0,004656051</text:p>
          </table:table-cell>
          <table:table-cell/>
        </table:table-row>
        <table:table-row table:style-name="ro2">
          <table:table-cell table:formula="of:=[.A9]*2" office:value-type="float" office:value="524288" calcext:value-type="float">
            <text:p>524288</text:p>
          </table:table-cell>
          <table:table-cell table:style-name="ce8" office:value-type="float" office:value="0.009338949" calcext:value-type="float">
            <text:p>0,009338949</text:p>
          </table:table-cell>
          <table:table-cell table:style-name="ce12" office:value-type="float" office:value="0.008844462" calcext:value-type="float">
            <text:p>0,008844462</text:p>
          </table:table-cell>
          <table:table-cell table:style-name="ce12" office:value-type="float" office:value="0.010017703" calcext:value-type="float">
            <text:p>0,010017703</text:p>
          </table:table-cell>
          <table:table-cell/>
        </table:table-row>
        <table:table-row table:style-name="ro2">
          <table:table-cell table:style-name="ce4" table:formula="of:=[.A10]*2" office:value-type="float" office:value="1048576" calcext:value-type="float">
            <text:p>1048576</text:p>
          </table:table-cell>
          <table:table-cell office:value-type="float" office:value="0.011635092" calcext:value-type="float">
            <text:p>0,011635092</text:p>
          </table:table-cell>
          <table:table-cell office:value-type="float" office:value="0.009495011" calcext:value-type="float">
            <text:p>0,009495011</text:p>
          </table:table-cell>
          <table:table-cell office:value-type="float" office:value="0.01051474" calcext:value-type="float">
            <text:p>0,01051474</text:p>
          </table:table-cell>
          <table:table-cell/>
        </table:table-row>
        <table:table-row table:style-name="ro2">
          <table:table-cell table:formula="of:=[.A11]*2" office:value-type="float" office:value="2097152" calcext:value-type="float">
            <text:p>2097152</text:p>
          </table:table-cell>
          <table:table-cell table:style-name="ce8" office:value-type="float" office:value="0.024040342" calcext:value-type="float">
            <text:p>0,024040342</text:p>
          </table:table-cell>
          <table:table-cell table:style-name="ce12" office:value-type="float" office:value="0.019091922" calcext:value-type="float">
            <text:p>0,019091922</text:p>
          </table:table-cell>
          <table:table-cell table:style-name="ce12" office:value-type="float" office:value="0.018305373" calcext:value-type="float">
            <text:p>0,018305373</text:p>
          </table:table-cell>
          <table:table-cell/>
        </table:table-row>
        <table:table-row table:style-name="ro2">
          <table:table-cell table:style-name="ce4" table:formula="of:=[.A12]*2" office:value-type="float" office:value="4194304" calcext:value-type="float">
            <text:p>4194304</text:p>
          </table:table-cell>
          <table:table-cell office:value-type="float" office:value="0.049816319" calcext:value-type="float">
            <text:p>0,049816319</text:p>
          </table:table-cell>
          <table:table-cell office:value-type="float" office:value="0.036267292" calcext:value-type="float">
            <text:p>0,036267292</text:p>
          </table:table-cell>
          <table:table-cell office:value-type="float" office:value="0.036922804" calcext:value-type="float">
            <text:p>0,036922804</text:p>
          </table:table-cell>
          <table:table-cell/>
        </table:table-row>
        <table:table-row table:style-name="ro2">
          <table:table-cell table:formula="of:=[.A13]*2" office:value-type="float" office:value="8388608" calcext:value-type="float">
            <text:p>8388608</text:p>
          </table:table-cell>
          <table:table-cell table:style-name="ce8" office:value-type="float" office:value="0.098518089" calcext:value-type="float">
            <text:p>0,098518089</text:p>
          </table:table-cell>
          <table:table-cell table:style-name="ce12" office:value-type="float" office:value="0.076758339" calcext:value-type="float">
            <text:p>0,076758339</text:p>
          </table:table-cell>
          <table:table-cell table:style-name="ce12" office:value-type="float" office:value="0.076855946" calcext:value-type="float">
            <text:p>0,076855946</text:p>
          </table:table-cell>
          <table:table-cell/>
        </table:table-row>
        <table:table-row table:style-name="ro2">
          <table:table-cell table:style-name="ce4" table:formula="of:=[.A14]*2" office:value-type="float" office:value="16777216" calcext:value-type="float">
            <text:p>16777216</text:p>
          </table:table-cell>
          <table:table-cell office:value-type="float" office:value="0.1911266" calcext:value-type="float">
            <text:p>0,1911266</text:p>
          </table:table-cell>
          <table:table-cell office:value-type="float" office:value="0.14375991" calcext:value-type="float">
            <text:p>0,14375991</text:p>
          </table:table-cell>
          <table:table-cell office:value-type="float" office:value="0.149487966" calcext:value-type="float">
            <text:p>0,149487966</text:p>
          </table:table-cell>
          <table:table-cell/>
        </table:table-row>
        <table:table-row table:style-name="ro2">
          <table:table-cell table:formula="of:=[.A15]*2" office:value-type="float" office:value="33554432" calcext:value-type="float">
            <text:p>33554432</text:p>
          </table:table-cell>
          <table:table-cell table:style-name="ce8" office:value-type="float" office:value="0.383119935" calcext:value-type="float">
            <text:p>0,383119935</text:p>
          </table:table-cell>
          <table:table-cell table:style-name="ce12" office:value-type="float" office:value="0.296357484" calcext:value-type="float">
            <text:p>0,296357484</text:p>
          </table:table-cell>
          <table:table-cell table:style-name="ce12" office:value-type="float" office:value="0.298367352" calcext:value-type="float">
            <text:p>0,298367352</text:p>
          </table:table-cell>
          <table:table-cell/>
        </table:table-row>
        <table:table-row table:style-name="ro2">
          <table:table-cell table:style-name="ce4" table:formula="of:=[.A16]*2" office:value-type="float" office:value="67108864" calcext:value-type="float">
            <text:p>67108864</text:p>
          </table:table-cell>
          <table:table-cell office:value-type="float" office:value="0.763405872" calcext:value-type="float">
            <text:p>0,763405872</text:p>
          </table:table-cell>
          <table:table-cell office:value-type="float" office:value="0.61012572" calcext:value-type="float">
            <text:p>0,61012572</text:p>
          </table:table-cell>
          <table:table-cell office:value-type="float" office:value="0.5782419" calcext:value-type="float">
            <text:p>0,5782419</text:p>
          </table:table-cell>
          <table:table-cell/>
        </table:table-row>
        <table:table-row table:style-name="ro2">
          <table:table-cell table:style-name="Default" table:number-columns-repeated="2"/>
          <table:table-cell table:style-name="ce13"/>
          <table:table-cell table:style-name="Default"/>
          <table:table-cell/>
        </table:table-row>
        <table:table-row table:style-name="ro2" table:number-rows-repeated="3">
          <table:table-cell table:style-name="Default" table:number-columns-repeated="4"/>
          <table:table-cell/>
        </table:table-row>
        <table:table-row table:style-name="ro4">
          <table:table-cell table:style-name="Default"/>
          <table:table-cell table:style-name="ce9" office:value-type="string" calcext:value-type="string" table:number-columns-spanned="2" table:number-rows-spanned="1">
            <text:p>Atcgrid</text:p>
          </table:table-cell>
          <table:covered-table-cell table:style-name="ce10"/>
          <table:table-cell table:style-name="Default"/>
          <table:table-cell/>
        </table:table-row>
        <table:table-row table:style-name="ro2">
          <table:table-cell table:style-name="Default" table:number-columns-repeated="4"/>
          <table:table-cell/>
        </table:table-row>
        <table:table-row table:style-name="ro3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T, secuencial vect, Globales</text:p>
            <text:p>1 thread/core</text:p>
          </table:table-cell>
          <table:table-cell table:style-name="ce1" office:value-type="string" calcext:value-type="string">
            <text:p><text:span text:style-name="T3">T, paralelo (versión for)</text:span></text:p>
            <text:p><text:span text:style-name="T3">24 threads/ 12 cores</text:span></text:p>
          </table:table-cell>
          <table:table-cell table:style-name="ce1" office:value-type="string" calcext:value-type="string">
            <text:p><text:span text:style-name="T3">T, paralelo (versión sections)</text:span></text:p>
            <text:p><text:span text:style-name="T3">24 threads/ 12 cores</text:span></text:p>
          </table:table-cell>
          <table:table-cell/>
        </table:table-row>
        <table:table-row table:style-name="ro2">
          <table:table-cell table:style-name="ce2" office:value-type="float" office:value="16384" calcext:value-type="float">
            <text:p>16384</text:p>
          </table:table-cell>
          <table:table-cell office:value-type="float" office:value="0.000100082" calcext:value-type="float">
            <text:p>0,000100082</text:p>
          </table:table-cell>
          <table:table-cell office:value-type="float" office:value="0.004572673" calcext:value-type="float">
            <text:p>0,004572673</text:p>
          </table:table-cell>
          <table:table-cell office:value-type="float" office:value="0.004344225" calcext:value-type="float">
            <text:p>0,004344225</text:p>
          </table:table-cell>
          <table:table-cell/>
        </table:table-row>
        <table:table-row table:style-name="ro2">
          <table:table-cell table:formula="of:=[.A25]*2" office:value-type="float" office:value="32768" calcext:value-type="float">
            <text:p>32768</text:p>
          </table:table-cell>
          <table:table-cell table:style-name="ce3" office:value-type="float" office:value="0.000195696" calcext:value-type="float">
            <text:p>0,000195696</text:p>
          </table:table-cell>
          <table:table-cell table:style-name="ce12" office:value-type="float" office:value="0.003696362" calcext:value-type="float">
            <text:p>0,003696362</text:p>
          </table:table-cell>
          <table:table-cell table:style-name="ce12" office:value-type="float" office:value="0.004478766" calcext:value-type="float">
            <text:p>0,004478766</text:p>
          </table:table-cell>
          <table:table-cell/>
        </table:table-row>
        <table:table-row table:style-name="ro2">
          <table:table-cell table:style-name="ce4" table:formula="of:=[.A26]*2" office:value-type="float" office:value="65536" calcext:value-type="float">
            <text:p>65536</text:p>
          </table:table-cell>
          <table:table-cell office:value-type="float" office:value="0.000374597" calcext:value-type="float">
            <text:p>0,000374597</text:p>
          </table:table-cell>
          <table:table-cell office:value-type="float" office:value="0.004338201" calcext:value-type="float">
            <text:p>0,004338201</text:p>
          </table:table-cell>
          <table:table-cell office:value-type="float" office:value="0.004420709" calcext:value-type="float">
            <text:p>0,004420709</text:p>
          </table:table-cell>
          <table:table-cell/>
        </table:table-row>
        <table:table-row table:style-name="ro2">
          <table:table-cell table:formula="of:=[.A27]*2" office:value-type="float" office:value="131072" calcext:value-type="float">
            <text:p>131072</text:p>
          </table:table-cell>
          <table:table-cell table:style-name="ce8" office:value-type="float" office:value="0.000778127" calcext:value-type="float">
            <text:p>0,000778127</text:p>
          </table:table-cell>
          <table:table-cell table:style-name="ce12" office:value-type="float" office:value="0.004132904" calcext:value-type="float">
            <text:p>0,004132904</text:p>
          </table:table-cell>
          <table:table-cell table:style-name="ce12" office:value-type="float" office:value="0.004045537" calcext:value-type="float">
            <text:p>0,004045537</text:p>
          </table:table-cell>
          <table:table-cell/>
        </table:table-row>
        <table:table-row table:style-name="ro2">
          <table:table-cell table:style-name="ce4" table:formula="of:=[.A28]*2" office:value-type="float" office:value="262144" calcext:value-type="float">
            <text:p>262144</text:p>
          </table:table-cell>
          <table:table-cell office:value-type="float" office:value="0.001582336" calcext:value-type="float">
            <text:p>0,001582336</text:p>
          </table:table-cell>
          <table:table-cell office:value-type="float" office:value="0.000305014" calcext:value-type="float">
            <text:p>0,000305014</text:p>
          </table:table-cell>
          <table:table-cell office:value-type="float" office:value="0.000840843" calcext:value-type="float">
            <text:p>0,000840843</text:p>
          </table:table-cell>
          <table:table-cell/>
        </table:table-row>
        <table:table-row table:style-name="ro2">
          <table:table-cell table:formula="of:=[.A29]*2" office:value-type="float" office:value="524288" calcext:value-type="float">
            <text:p>524288</text:p>
          </table:table-cell>
          <table:table-cell table:style-name="ce8" office:value-type="float" office:value="0.002911182" calcext:value-type="float">
            <text:p>0,002911182</text:p>
          </table:table-cell>
          <table:table-cell table:style-name="ce12" office:value-type="float" office:value="0.00041802" calcext:value-type="float">
            <text:p>0,00041802</text:p>
          </table:table-cell>
          <table:table-cell table:style-name="ce12" office:value-type="float" office:value="0.003504353" calcext:value-type="float">
            <text:p>0,003504353</text:p>
          </table:table-cell>
          <table:table-cell/>
        </table:table-row>
        <table:table-row table:style-name="ro2">
          <table:table-cell table:style-name="ce4" table:formula="of:=[.A30]*2" office:value-type="float" office:value="1048576" calcext:value-type="float">
            <text:p>1048576</text:p>
          </table:table-cell>
          <table:table-cell office:value-type="float" office:value="0.005570166" calcext:value-type="float">
            <text:p>0,005570166</text:p>
          </table:table-cell>
          <table:table-cell office:value-type="float" office:value="0.000975866" calcext:value-type="float">
            <text:p>0,000975866</text:p>
          </table:table-cell>
          <table:table-cell office:value-type="float" office:value="0.005090065" calcext:value-type="float">
            <text:p>0,005090065</text:p>
          </table:table-cell>
          <table:table-cell/>
        </table:table-row>
        <table:table-row table:style-name="ro2">
          <table:table-cell table:formula="of:=[.A31]*2" office:value-type="float" office:value="2097152" calcext:value-type="float">
            <text:p>2097152</text:p>
          </table:table-cell>
          <table:table-cell table:style-name="ce8" office:value-type="float" office:value="0.011221338" calcext:value-type="float">
            <text:p>0,011221338</text:p>
          </table:table-cell>
          <table:table-cell table:style-name="ce12" office:value-type="float" office:value="0.002643786" calcext:value-type="float">
            <text:p>0,002643786</text:p>
          </table:table-cell>
          <table:table-cell table:style-name="ce12" office:value-type="float" office:value="0.005326105" calcext:value-type="float">
            <text:p>0,005326105</text:p>
          </table:table-cell>
          <table:table-cell/>
        </table:table-row>
        <table:table-row table:style-name="ro2">
          <table:table-cell table:style-name="ce4" table:formula="of:=[.A32]*2" office:value-type="float" office:value="4194304" calcext:value-type="float">
            <text:p>4194304</text:p>
          </table:table-cell>
          <table:table-cell office:value-type="float" office:value="0.021156504" calcext:value-type="float">
            <text:p>0,021156504</text:p>
          </table:table-cell>
          <table:table-cell office:value-type="float" office:value="0.004971661" calcext:value-type="float">
            <text:p>0,004971661</text:p>
          </table:table-cell>
          <table:table-cell office:value-type="float" office:value="0.013351476" calcext:value-type="float">
            <text:p>0,013351476</text:p>
          </table:table-cell>
          <table:table-cell/>
        </table:table-row>
        <table:table-row table:style-name="ro2">
          <table:table-cell table:formula="of:=[.A33]*2" office:value-type="float" office:value="8388608" calcext:value-type="float">
            <text:p>8388608</text:p>
          </table:table-cell>
          <table:table-cell table:style-name="ce8" office:value-type="float" office:value="0.041843213" calcext:value-type="float">
            <text:p>0,041843213</text:p>
          </table:table-cell>
          <table:table-cell table:style-name="ce12" office:value-type="float" office:value="0.009427441" calcext:value-type="float">
            <text:p>0,009427441</text:p>
          </table:table-cell>
          <table:table-cell table:style-name="ce12" office:value-type="float" office:value="0.026217362" calcext:value-type="float">
            <text:p>0,026217362</text:p>
          </table:table-cell>
          <table:table-cell/>
        </table:table-row>
        <table:table-row table:style-name="ro2">
          <table:table-cell table:style-name="ce4" table:formula="of:=[.A34]*2" office:value-type="float" office:value="16777216" calcext:value-type="float">
            <text:p>16777216</text:p>
          </table:table-cell>
          <table:table-cell office:value-type="float" office:value="0.079921668" calcext:value-type="float">
            <text:p>0,079921668</text:p>
          </table:table-cell>
          <table:table-cell office:value-type="float" office:value="0.01835346" calcext:value-type="float">
            <text:p>0,01835346</text:p>
          </table:table-cell>
          <table:table-cell office:value-type="float" office:value="0.043485239" calcext:value-type="float">
            <text:p>0,043485239</text:p>
          </table:table-cell>
          <table:table-cell/>
        </table:table-row>
        <table:table-row table:style-name="ro2">
          <table:table-cell table:formula="of:=[.A35]*2" office:value-type="float" office:value="33554432" calcext:value-type="float">
            <text:p>33554432</text:p>
          </table:table-cell>
          <table:table-cell table:style-name="ce8" office:value-type="float" office:value="0.157405147" calcext:value-type="float">
            <text:p>0,157405147</text:p>
          </table:table-cell>
          <table:table-cell table:style-name="ce12" office:value-type="float" office:value="0.041724296" calcext:value-type="float">
            <text:p>0,041724296</text:p>
          </table:table-cell>
          <table:table-cell table:style-name="ce12" office:value-type="float" office:value="0.079189209" calcext:value-type="float">
            <text:p>0,079189209</text:p>
          </table:table-cell>
          <table:table-cell/>
        </table:table-row>
        <table:table-row table:style-name="ro2">
          <table:table-cell table:style-name="ce4" table:formula="of:=[.A36]*2" office:value-type="float" office:value="67108864" calcext:value-type="float">
            <text:p>67108864</text:p>
          </table:table-cell>
          <table:table-cell office:value-type="float" office:value="0.314008397" calcext:value-type="float">
            <text:p>0,314008397</text:p>
          </table:table-cell>
          <table:table-cell office:value-type="float" office:value="0.074446525" calcext:value-type="float">
            <text:p>0,074446525</text:p>
          </table:table-cell>
          <table:table-cell office:value-type="float" office:value="0.144195233" calcext:value-type="float">
            <text:p>0,1441952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2:04:07.7695324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2:38:53.461943265</meta:creation-date>
    <meta:editing-duration>PT1H43M39S</meta:editing-duration>
    <meta:editing-cycles>16</meta:editing-cycles>
    <meta:generator>LibreOffice/5.1.6.2$Linux_X86_64 LibreOffice_project/10m0$Build-2</meta:generator>
    <dc:date>2017-03-26T13:17:06.739347180</dc:date>
    <meta:document-statistic meta:table-count="1" meta:cell-count="1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96cm" svg:height="10.666cm" xlink:href=".." xlink:type="simple" chart:class="chart:scatter" chart:column-mapping="0 1 2" chart:style-name="ch1">
        <chart:title svg:x="7.315cm" svg:y="0.349cm" chart:style-name="ch2">
          <text:p>PC Local</text:p>
        </chart:title>
        <chart:subtitle svg:x="3.571cm" svg:y="1.341cm" chart:style-name="ch3">
          <text:p> (AMD A8-5600K APU with Radeon(tm) HD Graphics)</text:p>
        </chart:subtitle>
        <chart:legend chart:legend-position="end" svg:x="10.86cm" svg:y="3.94cm" style:legend-expansion="high" chart:style-name="ch4"/>
        <chart:plot-area chart:style-name="ch5" table:cell-range-address="Hoja1.A5:Hoja1.D17 Hoja1.B4:Hoja1.D4" chart:data-source-has-labels="both" svg:x="1.342cm" svg:y="2.237cm" svg:width="9.187cm" svg:height="7.235cm">
          <chartooo:coordinate-region svg:x="2.625cm" svg:y="2.436cm" svg:width="7.161cm" svg:height="6.389cm"/>
          <chart:axis chart:dimension="x" chart:name="primary-x" chart:style-name="ch6" chartooo:axis-type="auto">
            <chart:title svg:x="4.462cm" svg:y="9.685cm" chart:style-name="ch7">
              <text:p>Nº de componentes</text:p>
            </chart:title>
            <chart:categories table:cell-range-address="Hoja1.A5:Hoja1.A17"/>
          </chart:axis>
          <chart:axis chart:dimension="y" chart:name="primary-y" chart:style-name="ch8">
            <chart:title svg:x="0.451cm" svg:y="6.665cm" chart:style-name="ch9">
              <text:p>Tiempo (s)</text:p>
            </chart:title>
            <chart:grid chart:style-name="ch10" chart:class="major"/>
          </chart:axis>
          <chart:series chart:style-name="ch11" chart:values-cell-range-address="Hoja1.B5:Hoja1.B17" chart:label-cell-address="Hoja1.B4:Hoja1.B4" chart:class="chart:scatter">
            <chart:domain table:cell-range-address="Hoja1.A5:Hoja1.A17"/>
            <chart:data-point chart:repeated="13"/>
          </chart:series>
          <chart:series chart:style-name="ch12" chart:values-cell-range-address="Hoja1.C5:Hoja1.C17" chart:label-cell-address="Hoja1.C4:Hoja1.C4" chart:class="chart:scatter">
            <chart:data-point chart:repeated="13"/>
          </chart:series>
          <chart:series chart:style-name="ch13" chart:values-cell-range-address="Hoja1.D5:Hoja1.D17" chart:label-cell-address="Hoja1.D4:Hoja1.D4" chart:class="chart:scatte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, secuencial vect, Globales
1 thread/core</text:p>
                <draw:g>
                  <svg:desc>Hoja1.B4:Hoja1.B4</svg:desc>
                </draw:g>
              </table:table-cell>
              <table:table-cell office:value-type="string">
                <text:p>T, paralelo (versión for)
2 threads/cores</text:p>
                <draw:g>
                  <svg:desc>Hoja1.C4:Hoja1.C4</svg:desc>
                </draw:g>
              </table:table-cell>
              <table:table-cell office:value-type="string">
                <text:p>T, paralelo (versión sections)
2 threads/cores</text:p>
                <draw:g>
                  <svg:desc>Hoja1.D4:Hoja1.D4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Hoja1.A5:Hoja1.A17</svg:desc>
                </draw:g>
              </table:table-cell>
              <table:table-cell office:value-type="float" office:value="16384">
                <text:p>16384</text:p>
                <draw:g>
                  <svg:desc>Hoja1.A5:Hoja1.A17</svg:desc>
                </draw:g>
              </table:table-cell>
              <table:table-cell office:value-type="float" office:value="0.000798579">
                <text:p>0.000798579</text:p>
                <draw:g>
                  <svg:desc>Hoja1.B5:Hoja1.B17</svg:desc>
                </draw:g>
              </table:table-cell>
              <table:table-cell office:value-type="float" office:value="0.001379727">
                <text:p>0.001379727</text:p>
                <draw:g>
                  <svg:desc>Hoja1.C5:Hoja1.C17</svg:desc>
                </draw:g>
              </table:table-cell>
              <table:table-cell office:value-type="float" office:value="0.002976734">
                <text:p>0.002976734</text:p>
                <draw:g>
                  <svg:desc>Hoja1.D5:Hoja1.D17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0.001189539">
                <text:p>0.001189539</text:p>
              </table:table-cell>
              <table:table-cell office:value-type="float" office:value="0.00193291">
                <text:p>0.00193291</text:p>
              </table:table-cell>
              <table:table-cell office:value-type="float" office:value="0.00298422">
                <text:p>0.0029842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5536">
                <text:p>65536</text:p>
              </table:table-cell>
              <table:table-cell office:value-type="float" office:value="0.001651769">
                <text:p>0.001651769</text:p>
              </table:table-cell>
              <table:table-cell office:value-type="float" office:value="0.002790903">
                <text:p>0.002790903</text:p>
              </table:table-cell>
              <table:table-cell office:value-type="float" office:value="0.005099633">
                <text:p>0.00509963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31072">
                <text:p>131072</text:p>
              </table:table-cell>
              <table:table-cell office:value-type="float" office:value="0.004328575">
                <text:p>0.004328575</text:p>
              </table:table-cell>
              <table:table-cell office:value-type="float" office:value="0.002120306">
                <text:p>0.002120306</text:p>
              </table:table-cell>
              <table:table-cell office:value-type="float" office:value="0.003717702">
                <text:p>0.00371770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62144">
                <text:p>262144</text:p>
              </table:table-cell>
              <table:table-cell office:value-type="float" office:value="0.009787753">
                <text:p>0.009787753</text:p>
              </table:table-cell>
              <table:table-cell office:value-type="float" office:value="0.003440307">
                <text:p>0.003440307</text:p>
              </table:table-cell>
              <table:table-cell office:value-type="float" office:value="0.004656051">
                <text:p>0.00465605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24288">
                <text:p>524288</text:p>
              </table:table-cell>
              <table:table-cell office:value-type="float" office:value="0.009338949">
                <text:p>0.009338949</text:p>
              </table:table-cell>
              <table:table-cell office:value-type="float" office:value="0.008844462">
                <text:p>0.008844462</text:p>
              </table:table-cell>
              <table:table-cell office:value-type="float" office:value="0.010017703">
                <text:p>0.01001770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0.011635092">
                <text:p>0.011635092</text:p>
              </table:table-cell>
              <table:table-cell office:value-type="float" office:value="0.009495011">
                <text:p>0.009495011</text:p>
              </table:table-cell>
              <table:table-cell office:value-type="float" office:value="0.01051474">
                <text:p>0.0105147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0.024040342">
                <text:p>0.024040342</text:p>
              </table:table-cell>
              <table:table-cell office:value-type="float" office:value="0.019091922">
                <text:p>0.019091922</text:p>
              </table:table-cell>
              <table:table-cell office:value-type="float" office:value="0.018305373">
                <text:p>0.01830537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  <table:table-cell office:value-type="float" office:value="0.049816319">
                <text:p>0.049816319</text:p>
              </table:table-cell>
              <table:table-cell office:value-type="float" office:value="0.036267292">
                <text:p>0.036267292</text:p>
              </table:table-cell>
              <table:table-cell office:value-type="float" office:value="0.036922804">
                <text:p>0.03692280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8388608">
                <text:p>8388608</text:p>
              </table:table-cell>
              <table:table-cell office:value-type="float" office:value="0.098518089">
                <text:p>0.098518089</text:p>
              </table:table-cell>
              <table:table-cell office:value-type="float" office:value="0.076758339">
                <text:p>0.076758339</text:p>
              </table:table-cell>
              <table:table-cell office:value-type="float" office:value="0.076855946">
                <text:p>0.07685594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6777216">
                <text:p>16777216</text:p>
              </table:table-cell>
              <table:table-cell office:value-type="float" office:value="0.1911266">
                <text:p>0.1911266</text:p>
              </table:table-cell>
              <table:table-cell office:value-type="float" office:value="0.14375991">
                <text:p>0.14375991</text:p>
              </table:table-cell>
              <table:table-cell office:value-type="float" office:value="0.149487966">
                <text:p>0.149487966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33554432">
                <text:p>33554432</text:p>
              </table:table-cell>
              <table:table-cell office:value-type="float" office:value="0.383119935">
                <text:p>0.383119935</text:p>
              </table:table-cell>
              <table:table-cell office:value-type="float" office:value="0.296357484">
                <text:p>0.296357484</text:p>
              </table:table-cell>
              <table:table-cell office:value-type="float" office:value="0.298367352">
                <text:p>0.298367352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67108864">
                <text:p>67108864</text:p>
              </table:table-cell>
              <table:table-cell office:value-type="float" office:value="0.763405872">
                <text:p>0.763405872</text:p>
              </table:table-cell>
              <table:table-cell office:value-type="float" office:value="0.61012572">
                <text:p>0.61012572</text:p>
              </table:table-cell>
              <table:table-cell office:value-type="float" office:value="0.5782419">
                <text:p>0.5782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08cm" svg:height="10.719cm" xlink:href=".." xlink:type="simple" chart:class="chart:scatter" chart:style-name="ch1">
        <chart:title svg:x="7.72cm" svg:y="0.35cm" chart:style-name="ch2">
          <text:p>Atcgrid</text:p>
        </chart:title>
        <chart:legend chart:legend-position="end" svg:x="11.272cm" svg:y="3.966cm" style:legend-expansion="high" chart:style-name="ch3"/>
        <chart:plot-area chart:style-name="ch4" table:cell-range-address="Hoja1.A6:Hoja1.A17 Hoja1.A25:Hoja1.D37 Hoja1.B24:Hoja1.D24" chart:data-source-has-labels="both" svg:x="1.351cm" svg:y="1.343cm" svg:width="9.581cm" svg:height="8.181cm">
          <chartooo:coordinate-region svg:x="2.634cm" svg:y="1.542cm" svg:width="7.555cm" svg:height="7.335cm"/>
          <chart:axis chart:dimension="x" chart:name="primary-x" chart:style-name="ch5" chartooo:axis-type="auto">
            <chart:title svg:x="4.668cm" svg:y="9.738cm" chart:style-name="ch6">
              <text:p>Nº de componentes</text:p>
            </chart:title>
            <chart:categories table:cell-range-address="Hoja1.A6:Hoja1.A17"/>
          </chart:axis>
          <chart:axis chart:dimension="y" chart:name="primary-y" chart:style-name="ch7">
            <chart:title svg:x="0.451cm" svg:y="6.244cm" chart:style-name="ch8">
              <text:p>Tiempo (s)</text:p>
            </chart:title>
            <chart:grid chart:style-name="ch9" chart:class="major"/>
          </chart:axis>
          <chart:series chart:style-name="ch10" chart:values-cell-range-address="Hoja1.B25:Hoja1.B37" chart:label-cell-address="Hoja1.B24:Hoja1.B24" chart:class="chart:scatter">
            <chart:domain table:cell-range-address="Hoja1.A25:Hoja1.A37"/>
            <chart:data-point chart:repeated="13"/>
          </chart:series>
          <chart:series chart:style-name="ch11" chart:values-cell-range-address="Hoja1.C25:Hoja1.C37" chart:label-cell-address="Hoja1.C24:Hoja1.C24" chart:class="chart:scatter">
            <chart:data-point chart:repeated="13"/>
          </chart:series>
          <chart:series chart:style-name="ch12" chart:values-cell-range-address="Hoja1.D25:Hoja1.D37" chart:label-cell-address="Hoja1.D24:Hoja1.D24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, secuencial vect, Globales
1 thread/core</text:p>
                <draw:g>
                  <svg:desc>Hoja1.B24:Hoja1.B24</svg:desc>
                </draw:g>
              </table:table-cell>
              <table:table-cell office:value-type="string">
                <text:p>T, paralelo (versión for)
24 threads/ 12 cores</text:p>
                <draw:g>
                  <svg:desc>Hoja1.C24:Hoja1.C24</svg:desc>
                </draw:g>
              </table:table-cell>
              <table:table-cell office:value-type="string">
                <text:p>T, paralelo (versión sections)
24 threads/ 12 cores</text:p>
                <draw:g>
                  <svg:desc>Hoja1.D24:Hoja1.D24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Hoja1.A6:Hoja1.A17</svg:desc>
                </draw:g>
              </table:table-cell>
              <table:table-cell office:value-type="float" office:value="16384">
                <text:p>16384</text:p>
                <draw:g>
                  <svg:desc>Hoja1.A25:Hoja1.A37</svg:desc>
                </draw:g>
              </table:table-cell>
              <table:table-cell office:value-type="float" office:value="0.000100082">
                <text:p>0.000100082</text:p>
                <draw:g>
                  <svg:desc>Hoja1.B25:Hoja1.B37</svg:desc>
                </draw:g>
              </table:table-cell>
              <table:table-cell office:value-type="float" office:value="0.004572673">
                <text:p>0.004572673</text:p>
                <draw:g>
                  <svg:desc>Hoja1.C25:Hoja1.C37</svg:desc>
                </draw:g>
              </table:table-cell>
              <table:table-cell office:value-type="float" office:value="0.004344225">
                <text:p>0.004344225</text:p>
                <draw:g>
                  <svg:desc>Hoja1.D25:Hoja1.D37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2768">
                <text:p>32768</text:p>
              </table:table-cell>
              <table:table-cell office:value-type="float" office:value="0.000195696">
                <text:p>0.000195696</text:p>
              </table:table-cell>
              <table:table-cell office:value-type="float" office:value="0.003696362">
                <text:p>0.003696362</text:p>
              </table:table-cell>
              <table:table-cell office:value-type="float" office:value="0.004478766">
                <text:p>0.00447876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65536">
                <text:p>65536</text:p>
              </table:table-cell>
              <table:table-cell office:value-type="float" office:value="0.000374597">
                <text:p>0.000374597</text:p>
              </table:table-cell>
              <table:table-cell office:value-type="float" office:value="0.004338201">
                <text:p>0.004338201</text:p>
              </table:table-cell>
              <table:table-cell office:value-type="float" office:value="0.004420709">
                <text:p>0.004420709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31072">
                <text:p>131072</text:p>
              </table:table-cell>
              <table:table-cell office:value-type="float" office:value="0.000778127">
                <text:p>0.000778127</text:p>
              </table:table-cell>
              <table:table-cell office:value-type="float" office:value="0.004132904">
                <text:p>0.004132904</text:p>
              </table:table-cell>
              <table:table-cell office:value-type="float" office:value="0.004045537">
                <text:p>0.00404553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62144">
                <text:p>262144</text:p>
              </table:table-cell>
              <table:table-cell office:value-type="float" office:value="0.001582336">
                <text:p>0.001582336</text:p>
              </table:table-cell>
              <table:table-cell office:value-type="float" office:value="0.000305014">
                <text:p>0.000305014</text:p>
              </table:table-cell>
              <table:table-cell office:value-type="float" office:value="0.000840843">
                <text:p>0.00084084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524288">
                <text:p>524288</text:p>
              </table:table-cell>
              <table:table-cell office:value-type="float" office:value="0.002911182">
                <text:p>0.002911182</text:p>
              </table:table-cell>
              <table:table-cell office:value-type="float" office:value="0.00041802">
                <text:p>0.00041802</text:p>
              </table:table-cell>
              <table:table-cell office:value-type="float" office:value="0.003504353">
                <text:p>0.00350435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048576">
                <text:p>1048576</text:p>
              </table:table-cell>
              <table:table-cell office:value-type="float" office:value="0.005570166">
                <text:p>0.005570166</text:p>
              </table:table-cell>
              <table:table-cell office:value-type="float" office:value="0.000975866">
                <text:p>0.000975866</text:p>
              </table:table-cell>
              <table:table-cell office:value-type="float" office:value="0.005090065">
                <text:p>0.005090065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097152">
                <text:p>2097152</text:p>
              </table:table-cell>
              <table:table-cell office:value-type="float" office:value="0.011221338">
                <text:p>0.011221338</text:p>
              </table:table-cell>
              <table:table-cell office:value-type="float" office:value="0.002643786">
                <text:p>0.002643786</text:p>
              </table:table-cell>
              <table:table-cell office:value-type="float" office:value="0.005326105">
                <text:p>0.00532610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4194304">
                <text:p>4194304</text:p>
              </table:table-cell>
              <table:table-cell office:value-type="float" office:value="0.021156504">
                <text:p>0.021156504</text:p>
              </table:table-cell>
              <table:table-cell office:value-type="float" office:value="0.004971661">
                <text:p>0.004971661</text:p>
              </table:table-cell>
              <table:table-cell office:value-type="float" office:value="0.013351476">
                <text:p>0.01335147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8388608">
                <text:p>8388608</text:p>
              </table:table-cell>
              <table:table-cell office:value-type="float" office:value="0.041843213">
                <text:p>0.041843213</text:p>
              </table:table-cell>
              <table:table-cell office:value-type="float" office:value="0.009427441">
                <text:p>0.009427441</text:p>
              </table:table-cell>
              <table:table-cell office:value-type="float" office:value="0.026217362">
                <text:p>0.026217362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16777216">
                <text:p>16777216</text:p>
              </table:table-cell>
              <table:table-cell office:value-type="float" office:value="0.079921668">
                <text:p>0.079921668</text:p>
              </table:table-cell>
              <table:table-cell office:value-type="float" office:value="0.01835346">
                <text:p>0.01835346</text:p>
              </table:table-cell>
              <table:table-cell office:value-type="float" office:value="0.043485239">
                <text:p>0.043485239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33554432">
                <text:p>33554432</text:p>
              </table:table-cell>
              <table:table-cell office:value-type="float" office:value="0.157405147">
                <text:p>0.157405147</text:p>
              </table:table-cell>
              <table:table-cell office:value-type="float" office:value="0.041724296">
                <text:p>0.041724296</text:p>
              </table:table-cell>
              <table:table-cell office:value-type="float" office:value="0.079189209">
                <text:p>0.079189209</text:p>
              </table:table-cell>
            </table:table-row>
            <table:table-row>
              <table:table-cell office:value-type="string"/>
              <table:table-cell office:value-type="float" office:value="67108864">
                <text:p>67108864</text:p>
              </table:table-cell>
              <table:table-cell office:value-type="float" office:value="0.314008397">
                <text:p>0.314008397</text:p>
              </table:table-cell>
              <table:table-cell office:value-type="float" office:value="0.074446525">
                <text:p>0.074446525</text:p>
              </table:table-cell>
              <table:table-cell office:value-type="float" office:value="0.144195233">
                <text:p>0.1441952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